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9211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2.24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color="#ffffff" loext:opacity="100%" loext:color-lum-mod="100%" loext:color-lum-off="0%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loext:graphic-properties draw:fill-color="#ffffff"/>
      <style:paragraph-properties fo:line-height="100%"/>
      <style:text-properties fo:color="#ffffff" loext:opacity="100%" loext:color-lum-mod="100%" loext:color-lum-off="0%" fo:font-size="42pt" style:font-size-asian="42pt" style:font-size-complex="4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line-height="100%" fo:text-align="start"/>
    </style:style>
    <style:style style:name="P6" style:family="paragraph">
      <style:paragraph-properties fo:text-align="start"/>
    </style:style>
    <style:style style:name="P7" style:family="paragraph">
      <style:paragraph-properties fo:margin-top="0.5cm" fo:margin-bottom="0cm" fo:line-height="100%" fo:text-align="start"/>
    </style:style>
    <style:style style:name="P8" style:family="paragraph">
      <style:paragraph-properties fo:margin-left="0cm" fo:margin-right="0cm" fo:margin-top="0.5cm" fo:margin-bottom="0cm" fo:line-height="100%" fo:text-align="start" fo:text-indent="0cm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P11" style:family="paragraph">
      <style:paragraph-properties fo:line-height="100%"/>
    </style:style>
    <style:style style:name="P12" style:family="paragraph">
      <style:paragraph-properties fo:margin-left="0cm" fo:margin-right="0cm" fo:line-height="100%" fo:text-align="start" fo:text-indent="0cm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42pt" fo:font-weight="normal" style:font-size-asian="42pt" style:font-weight-asian="normal" style:font-size-complex="42pt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TERMINAL (A)</text:span></text:p>
          </draw:text-box>
        </draw:frame>
        <draw:frame presentation:style-name="pr2" draw:text-style-name="P3" draw:layer="layout" svg:width="27.5cm" svg:height="12.243cm" svg:x="0.5cm" svg:y="3.257cm">
          <draw:text-box>
            <text:p text:style-name="P2"><text:span text:style-name="T2">Section 1: Terminal Usage &amp; Examp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Terminal (A:1)</text:p>
          </draw:text-box>
        </draw:frame>
        <draw:frame presentation:style-name="pr5" draw:text-style-name="P6" draw:layer="layout" svg:width="12.297cm" svg:height="9.134cm" svg:x="1.4cm" svg:y="3.685cm" presentation:class="outline" presentation:user-transformed="true">
          <draw:text-box>
            <text:p text:style-name="P5"><text:span text:style-name="T3">PASSWORD</text:span></text:p>
            <text:p text:style-name="P5"><text:span text:style-name="T3">- When entering a password, the field will become blank. This is for privacy but it will indeed be typing. If you’ve made a mistake hold the backspace key and retype the password.</text:span></text:p>
            <text:p text:style-name="P5"><text:span text:style-name="T3"/></text:p>
            <text:p text:style-name="P5"><text:span text:style-name="T3">TERMINAL HISTORY</text:span></text:p>
            <text:p text:style-name="P5"><text:span text:style-name="T3">- To show your terminal history (bash history) use the up and down arrow keys. This will go through your previously used commands. The terminal window must be in focus.</text:span></text:p>
          </draw:text-box>
        </draw:frame>
        <draw:frame presentation:style-name="pr5" draw:text-style-name="P6" draw:layer="layout" svg:width="12.297cm" svg:height="9.134cm" svg:x="14.313cm" svg:y="3.685cm" presentation:class="outline" presentation:user-transformed="true">
          <draw:text-box>
            <text:p text:style-name="P7"><text:span text:style-name="T3">RUNNING A SHELL SCRIPT</text:span></text:p>
            <text:p text:style-name="P7"><text:span text:style-name="T3">(1) To run a shell script you do “./script_name.sh”</text:span></text:p>
            <text:p text:style-name="P7"><text:span text:style-name="T3">Replace “script_name” with the name of the script.</text:span></text:p>
            <text:p text:style-name="P7"><text:span text:style-name="T3">(2) If this doesn't work it means the shell script doesn't have executable permissions, so instead run it via </text:span></text:p>
            <text:p text:style-name="P7"><text:span text:style-name="T4">“</text:span><text:span text:style-name="T4">sh script_name.sh”.</text:span></text:p>
            <text:p text:style-name="P8"><text:span text:style-name="T4">If you rather use the first way (1), type “chmod +x script_name” to give it </text:span><text:span text:style-name="T3">executable permission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Terminal (A:2)</text:p>
          </draw:text-box>
        </draw:frame>
        <draw:frame presentation:style-name="pr5" draw:text-style-name="P10" draw:layer="layout" svg:width="12.297cm" svg:height="9.134cm" svg:x="1.4cm" svg:y="3.685cm" presentation:class="outline" presentation:user-transformed="true">
          <draw:text-box>
            <text:p text:style-name="P5"><text:span text:style-name="T3">DEFINITIONS</text:span></text:p>
            <text:p text:style-name="P5"><text:span text:style-name="T3">“</text:span><text:span text:style-name="T3">sudo” means administrative privileges</text:span></text:p>
            <text:p text:style-name="P5"><text:span text:style-name="T3"/></text:p>
            <text:p text:style-name="P5"><text:span text:style-name="T3">“</text:span><text:span text:style-name="T3">pacman” is the package manager for </text:span><text:span text:style-name="T5">Arch Linux</text:span></text:p>
            <text:p text:style-name="P5"><text:span text:style-name="T5"/></text:p>
            <text:p text:style-name="P5"><text:span text:style-name="T6">“</text:span><text:span text:style-name="T6">-S” is a flag. In this instance, it means </text:span><text:span text:style-name="T5">install</text:span></text:p>
            <text:p text:style-name="P5"><text:span text:style-name="T5"/></text:p>
            <text:p text:style-name="P5"><text:span text:style-name="T6">“</text:span><text:span text:style-name="T6">-Rsn” is a flag. In this instance, it means </text:span><text:span text:style-name="T5">uninstall</text:span></text:p>
            <text:p text:style-name="P5"><text:span text:style-name="T5"/></text:p>
            <text:p text:style-name="P5"><text:span text:style-name="T4">“</text:span><text:span text:style-name="T4">y” is a flag. </text:span><text:span text:style-name="T6">In this instance, it means </text:span><text:span text:style-name="T5">synchronise database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</draw:text-box>
        </draw:frame>
        <draw:frame presentation:style-name="pr5" draw:text-style-name="P10" draw:layer="layout" svg:width="12.297cm" svg:height="9.134cm" svg:x="14.313cm" svg:y="3.685cm" presentation:class="outline" presentation:user-transformed="true">
          <draw:text-box>
            <text:p text:style-name="P7"><text:span text:style-name="T6">So running “sudo pacman -S firefox” would install firefox to the system.</text:span></text:p>
            <text:p text:style-name="P7"><text:span text:style-name="T6"/></text:p>
            <text:p text:style-name="P7"><text:span text:style-name="T4">Running “sudo pacman -Sy firefox” would </text:span><text:span text:style-name="T6">synchronise database &amp; install firefox.</text:span></text:p>
            <text:p text:style-name="P7"><text:span text:style-name="T6"/></text:p>
            <text:p text:style-name="P7"><text:span text:style-name="T6">Running “sudo pacman -Rsn firefox” would uninstall firefox.</text:span></text:p>
            <text:p text:style-name="P8"><text:span text:style-name="T4">Why do I need to synchronise the database? Because the downloads come from mirrors/servers that need to be actively </text:span><text:span text:style-name="T6">synchronised every so often.</text:span></text:p>
            <text:p text:style-name="P8"><text:span text:style-name="T6">(fetches the newest informatio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Terminal (A:3)</text:p>
          </draw:text-box>
        </draw:frame>
        <draw:frame presentation:style-name="pr5" draw:text-style-name="P10" draw:layer="layout" svg:width="12.297cm" svg:height="9.134cm" svg:x="1.4cm" svg:y="3.685cm" presentation:class="outline" presentation:user-transformed="true">
          <draw:text-box>
            <text:p text:style-name="P5"><text:span text:style-name="T6">COMMANDS: “cd”</text:span></text:p>
            <text:p text:style-name="P5"><text:span text:style-name="T6">“</text:span><text:span text:style-name="T6">cd” means change directory</text:span></text:p>
            <text:p text:style-name="P5"><text:span text:style-name="T6">“</text:span><text:span text:style-name="T6">~/” means the home directory of the current user. You don’t have to use this if your already inside the root of the home directory.</text:span></text:p>
            <text:p text:style-name="P5"><text:span text:style-name="T6">Running “cd ~/Downloads” would change your current directory into the “Downloads” directory located inside the user’s home folder.</text:span></text:p>
            <text:p text:style-name="P5"><text:span text:style-name="T6"/></text:p>
            <text:p text:style-name="P5"><text:span text:style-name="T6"/></text:p>
          </draw:text-box>
        </draw:frame>
        <draw:frame presentation:style-name="pr5" draw:text-style-name="P10" draw:layer="layout" svg:width="12.297cm" svg:height="9.134cm" svg:x="14.313cm" svg:y="3.685cm" presentation:class="outline">
          <draw:text-box>
            <text:p text:style-name="P7"><text:span text:style-name="T6">COMMANDS: “touch”</text:span></text:p>
            <text:p text:style-name="P7"><text:span text:style-name="T6">Now, if you run “touch HAPPY”, you just created a document called “HAPPY” in your downloads folder!</text:span></text:p>
            <text:p text:style-name="P7"><text:span text:style-name="T6">Keep in mind, you could also just do “touch ~/Downloads/HAPPY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Terminal (A:4)</text:p>
          </draw:text-box>
        </draw:frame>
        <draw:frame presentation:style-name="pr5" draw:text-style-name="P6" draw:layer="layout" svg:width="12.297cm" svg:height="9.134cm" svg:x="1.4cm" svg:y="3.685cm" presentation:class="outline" presentation:user-transformed="true">
          <draw:text-box>
            <text:p text:style-name="P5"><text:span text:style-name="T6">COMMANDS: “mkdir”</text:span></text:p>
            <text:p text:style-name="P5"><text:span text:style-name="T6">“</text:span><text:span text:style-name="T6">mkdir” means make directory</text:span></text:p>
            <text:p text:style-name="P5"><text:span text:style-name="T6">Running “cd ~/Downloads” then “mkdir HAPPY” will create a folder called “HAPPY” in your “Downloads” folder!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</draw:text-box>
        </draw:frame>
        <draw:frame presentation:style-name="pr5" draw:text-style-name="P10" draw:layer="layout" svg:width="12.297cm" svg:height="9.134cm" svg:x="14.313cm" svg:y="3.685cm" presentation:class="outline">
          <draw:text-box>
            <text:p text:style-name="P7"><text:span text:style-name="T6">COMMANDS: “ls”</text:span></text:p>
            <text:p text:style-name="P7"><text:span text:style-name="T6">It will simply list all files in the current directo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TERMINAL (B)</text:span></text:p>
          </draw:text-box>
        </draw:frame>
        <draw:frame presentation:style-name="pr2" draw:text-style-name="P3" draw:layer="layout" svg:width="27.5cm" svg:height="12.243cm" svg:x="0.5cm" svg:y="3.257cm">
          <draw:text-box>
            <text:p text:style-name="P11"><text:span text:style-name="T2">Section 2: sysZ &amp; flag usa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Terminal (B:1)</text:p>
          </draw:text-box>
        </draw:frame>
        <draw:frame presentation:style-name="pr5" draw:text-style-name="P6" draw:layer="layout" svg:width="12.297cm" svg:height="9.134cm" svg:x="1.4cm" svg:y="3.685cm" presentation:class="outline" presentation:user-transformed="true">
          <draw:text-box>
            <text:p text:style-name="P12"><text:span text:style-name="T3">HOW TO USE SYSZ</text:span></text:p>
            <text:p text:style-name="P12"><text:span text:style-name="T3">SysZ is a preconfigured customization for the i3 window manager.</text:span></text:p>
            <text:p text:style-name="P12"><text:span text:style-name="T3">To access sysZ, open a terminal by using the default key bind </text:span><text:span text:style-name="T5">SUPER+ENTER</text:span></text:p>
            <text:p text:style-name="P12"><text:span text:style-name="T6">Running “sysz -h” will show you a list of available commands and flags</text:span></text:p>
            <text:p text:style-name="P12"><text:span text:style-name="T6">What is a </text:span><text:span text:style-name="T5">flag</text:span><text:span text:style-name="T6">? A flag looks like this “-u” </text:span></text:p>
            <text:p text:style-name="P12"><text:span text:style-name="T6">Think of it like this, I ask for an order at a restaurant: I would like popcorn_chicken </text:span><text:span text:style-name="T5">-s</text:span><text:span text:style-name="T6">. That’s literally the same as saying “I would like a popcorn chicken </text:span><text:span text:style-name="T5">small</text:span><text:span text:style-name="T6">”</text:span></text:p>
          </draw:text-box>
        </draw:frame>
        <draw:frame presentation:style-name="pr5" draw:text-style-name="P6" draw:layer="layout" svg:width="12.297cm" svg:height="9.134cm" svg:x="14.313cm" svg:y="3.685cm" presentation:class="outline">
          <draw:text-box>
            <text:p text:style-name="P8"><text:span text:style-name="T6">EXAMPLE USAGE:</text:span></text:p>
            <text:list text:style-name="L2">
              <text:list-item>
                <text:p text:style-name="P8"><text:span text:style-name="T6"><text:s/>“</text:span><text:span text:style-name="T6">sysz -u” This will update sysz</text:span></text:p>
              </text:list-item>
              <text:list-item>
                <text:p text:style-name="P8"><text:span text:style-name="T6">“</text:span><text:span text:style-name="T6">sysz –first-setup” This will run the first time setup installer</text:span></text:p>
              </text:list-item>
              <text:list-item>
                <text:p text:style-name="P8"><text:span text:style-name="T6">“</text:span><text:span text:style-name="T6">sysz -r” This will refresh sysz and the window manager</text:span></text:p>
              </text:list-item>
            </text:list>
            <text:p text:style-name="P8"><text:span text:style-name="T6">[ ! ] Please note these may change in the future. Always use </text:span><text:span text:style-name="T5">-h</text:span><text:span text:style-name="T6"> to see a list of available comman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7T15:41:20.354000000</meta:creation-date>
    <dc:date>2023-08-07T17:29:39.439000000</dc:date>
    <meta:editing-duration>PT1H46M7S</meta:editing-duration>
    <meta:editing-cycles>22</meta:editing-cycles>
    <meta:generator>LibreOffice/7.5.2.2$Windows_X86_64 LibreOffice_project/53bb9681a964705cf672590721dbc85eb4d0c3a2</meta:generator>
    <meta:document-statistic meta:object-count="54"/>
  </office:meta>
</office:document-meta>
</file>